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2e819" officeooo:paragraph-rsid="0012e819"/>
    </style:style>
    <style:style style:name="P2" style:family="paragraph" style:parent-style-name="Table_20_Contents">
      <style:text-properties officeooo:rsid="0014d353" officeooo:paragraph-rsid="0014d353"/>
    </style:style>
    <style:style style:name="P3" style:family="paragraph" style:parent-style-name="Table_20_Contents">
      <style:text-properties officeooo:rsid="001655aa" officeooo:paragraph-rsid="001655aa"/>
    </style:style>
    <style:style style:name="P4" style:family="paragraph" style:parent-style-name="Table_20_Contents">
      <style:text-properties officeooo:rsid="00169bd3" officeooo:paragraph-rsid="00169bd3"/>
    </style:style>
    <style:style style:name="P5" style:family="paragraph" style:parent-style-name="Table_20_Contents">
      <style:text-properties officeooo:rsid="00174a1a" officeooo:paragraph-rsid="00174a1a"/>
    </style:style>
    <style:style style:name="P6" style:family="paragraph" style:parent-style-name="Table_20_Contents">
      <style:text-properties officeooo:rsid="0017c87d" officeooo:paragraph-rsid="0017c87d"/>
    </style:style>
    <style:style style:name="P7" style:family="paragraph" style:parent-style-name="Table_20_Contents">
      <style:text-properties officeooo:rsid="0019452d" officeooo:paragraph-rsid="0019452d"/>
    </style:style>
    <style:style style:name="P8" style:family="paragraph" style:parent-style-name="Table_20_Contents">
      <style:text-properties officeooo:rsid="0019c332" officeooo:paragraph-rsid="0019c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c</text:p>
      <text:p text:style-name="P1"/>
      <text:p text:style-name="P1">RNN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Mode</text:p>
          </table:table-cell>
          <table:table-cell table:style-name="Table1.A1" office:value-type="string">
            <text:p text:style-name="P2">Hidden Units</text:p>
          </table:table-cell>
          <table:table-cell table:style-name="Table1.A1" office:value-type="string">
            <text:p text:style-name="P3">Accuracy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RNN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0.71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RNN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Table_20_Contents">0.726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RNN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3">0.74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GRU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0.718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GRU</text:p>
          </table:table-cell>
          <table:table-cell table:style-name="Table1.A1" office:value-type="string">
            <text:p text:style-name="P7">25</text:p>
          </table:table-cell>
          <table:table-cell table:style-name="Table1.A1" office:value-type="string">
            <text:p text:style-name="P7">0.757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GRU</text:p>
          </table:table-cell>
          <table:table-cell table:style-name="Table1.A1" office:value-type="string">
            <text:p text:style-name="P7">50</text:p>
          </table:table-cell>
          <table:table-cell table:style-name="Table1.A1" office:value-type="string">
            <text:p text:style-name="P8">0.781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8:35:24.479456529</meta:creation-date>
    <dc:date>2024-02-07T19:36:02.684579464</dc:date>
    <meta:editing-duration>PT30M5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25" meta:character-count="93" meta:non-whitespace-character-count="91"/>
  </office:meta>
</office:document-meta>
</file>